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otTests.classpathRoot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tTests.classpathRoo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tTests.classpath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tTests.scan( String ... packag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tTests.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